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36BAF9D0E55F2092C08.png" manifest:media-type="image/png"/>
  <manifest:file-entry manifest:full-path="Pictures/1000000100000621000003798E9C37EC7EA7058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1" text:anchor-type="char" svg:x="0.219cm" svg:y="-0.055cm" svg:width="17cm" svg:height="9.631cm" draw:z-index="0"><draw:image xlink:href="Pictures/1000000100000621000003798E9C37EC7EA7058B.png" xlink:type="simple" xlink:show="embed" xlink:actuate="onLoad" draw:mime-type="image/png"/></draw:frame></text:p>
      <text:p text:style-name="Standard"/>
      <text:p text:style-name="Standard"><draw:frame draw:style-name="fr1" draw:name="Imagen2" text:anchor-type="char" svg:width="17cm" svg:height="9.296cm" draw:z-index="1"><draw:image xlink:href="Pictures/10000001000006400000036BAF9D0E55F2092C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15:55:02.575000000</meta:creation-date>
    <dc:date>2024-01-10T16:58:00.226000000</dc:date>
    <meta:editing-duration>PT1H2M5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5.1$Windows_X86_64 LibreOffice_project/9c0871452b3918c1019dde9bfac75448afc4b57f</meta:generator>
  </office:meta>
</office:document-meta>
</file>